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0.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$D1]=&quot;True&quot;)" style:apply-style-name="Good" style:base-cell-address="17_07_2021_aoc2020.A1"/>
      <style:map style:condition="is-true-formula([.$D1]=&quot;False&quot;)" style:apply-style-name="Bad" style:base-cell-address="17_07_2021_aoc2020.A1"/>
    </style:style>
    <style:style style:name="ce2" style:family="table-cell" style:parent-style-name="Default">
      <style:map style:condition="is-true-formula([.$D1]=&quot;True&quot;)" style:apply-style-name="Good" style:base-cell-address="17_07_2021_aoc2020.A1"/>
      <style:map style:condition="is-true-formula([.$D1]=&quot;False&quot;)" style:apply-style-name="Bad" style:base-cell-address="17_07_2021_aoc2020.A1"/>
    </style:style>
  </office:automatic-styles>
  <office:body>
    <office:spreadsheet>
      <table:calculation-settings table:automatic-find-labels="false" table:use-regular-expressions="false" table:use-wildcards="true"/>
      <table:table table:name="17_07_2021_aoc20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/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unction_name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assume_free</text:p>
          </table:table-cell>
          <table:table-cell table:style-name="ce1" office:value-type="string" calcext:value-type="string">
            <text:p>filter_free</text:p>
          </table:table-cell>
          <table:table-cell table:style-name="ce1" office:value-type="string" calcext:value-type="string">
            <text:p>failed_health_check</text:p>
          </table:table-cell>
          <table:table-cell table:style-name="ce1" office:value-type="string" calcext:value-type="string">
            <text:p>excep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y_10_adapter_array</text:p>
          </table:table-cell>
          <table:table-cell office:value-type="string" calcext:value-type="string">
            <text:p>cas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10_adapter_array</text:p>
          </table:table-cell>
          <table:table-cell office:value-type="string" calcext:value-type="string">
            <text:p>compute_resul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y_10_adapter_array</text:p>
          </table:table-cell>
          <table:table-cell office:value-type="string" calcext:value-type="string">
            <text:p>histogram_differenc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y_10_adapter_array</text:p>
          </table:table-cell>
          <table:table-cell office:value-type="string" calcext:value-type="string">
            <text:p>pars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lines is not suppor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y_11_seating_system</text:p>
          </table:table-cell>
          <table:table-cell office:value-type="string" calcext:value-type="string">
            <text:p>appl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y_11_seating_system</text:p>
          </table:table-cell>
          <table:table-cell office:value-type="string" calcext:value-type="string">
            <text:p>apply_until_stabl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y_11_seating_system</text:p>
          </table:table-cell>
          <table:table-cell office:value-type="string" calcext:value-type="string">
            <text:p>count_occupie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_11_seating_system</text:p>
          </table:table-cell>
          <table:table-cell office:value-type="string" calcext:value-type="string">
            <text:p>list_neighbourhoo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y_11_seating_system</text:p>
          </table:table-cell>
          <table:table-cell office:value-type="string" calcext:value-type="string">
            <text:p>parse_layou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11_seating_system</text:p>
          </table:table-cell>
          <table:table-cell office:value-type="string" calcext:value-type="string">
            <text:p>repr_layou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_12_rain_risk</text:p>
          </table:table-cell>
          <table:table-cell office:value-type="string" calcext:value-type="string">
            <text:p>parse_inpu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black.InvalidInput'&gt; : <text:s text:c="4"/>Cannot parse: 3:101: <text:s text:c="4"/>puzzle_input = draw(hypothesis.strategies.text().filter(lambda re: re.fullmatch(([NSEWLRF][0-9]+(\n[NSEWLRF][0-9]+)*, puzzle_input))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y_12_rain_risk</text:p>
          </table:table-cell>
          <table:table-cell office:value-type="string" calcext:value-type="string">
            <text:p>solv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y_12_rain_risk</text:p>
          </table:table-cell>
          <table:table-cell office:value-type="string" calcext:value-type="string">
            <text:p>update_positio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y_13_shuttle_search</text:p>
          </table:table-cell>
          <table:table-cell office:value-type="string" calcext:value-type="string">
            <text:p>find_departur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bus_ids is not support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y_13_shuttle_search</text:p>
          </table:table-cell>
          <table:table-cell office:value-type="string" calcext:value-type="string">
            <text:p>mai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black.InvalidInput'&gt; : <text:s text:c="4"/>Cannot parse: 2:33: def strategy_main(draw) -&gt; Tuple[]: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y_13_shuttle_search</text:p>
          </table:table-cell>
          <table:table-cell office:value-type="string" calcext:value-type="string">
            <text:p>next_departur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y_13_shuttle_search</text:p>
          </table:table-cell>
          <table:table-cell office:value-type="string" calcext:value-type="string">
            <text:p>parse_inpu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y_14_docking_data</text:p>
          </table:table-cell>
          <table:table-cell office:value-type="string" calcext:value-type="string">
            <text:p>execut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y_14_docking_data</text:p>
          </table:table-cell>
          <table:table-cell office:value-type="string" calcext:value-type="string">
            <text:p>parse_lin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An error has occurred during generation of property ta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y_14_docking_data</text:p>
          </table:table-cell>
          <table:table-cell office:value-type="string" calcext:value-type="string">
            <text:p>parse_mask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An error has occurred during generation of property ta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y_14_docking_data</text:p>
          </table:table-cell>
          <table:table-cell office:value-type="string" calcext:value-type="string">
            <text:p>parse_writ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An error has occurred during generation of property tab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y_14_docking_data</text:p>
          </table:table-cell>
          <table:table-cell office:value-type="string" calcext:value-type="string">
            <text:p>sum_memor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y_15_rambunctious_recitation</text:p>
          </table:table-cell>
          <table:table-cell office:value-type="string" calcext:value-type="string">
            <text:p>solv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y_16_ticket_translation</text:p>
          </table:table-cell>
          <table:table-cell office:value-type="string" calcext:value-type="string">
            <text:p>appli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y_16_ticket_translation</text:p>
          </table:table-cell>
          <table:table-cell office:value-type="string" calcext:value-type="string">
            <text:p>compute_error_rat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y_16_ticket_translation</text:p>
          </table:table-cell>
          <table:table-cell office:value-type="string" calcext:value-type="string">
            <text:p>invalid_field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&lt;class 'day_16_ticket_translation.Rule'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y_16_ticket_translation</text:p>
          </table:table-cell>
          <table:table-cell office:value-type="string" calcext:value-type="string">
            <text:p>list_all_invalid_valu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&lt;class 'day_16_ticket_translation.Rule'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y_16_ticket_translation</text:p>
          </table:table-cell>
          <table:table-cell office:value-type="string" calcext:value-type="string">
            <text:p>parse_nearby_ticke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y_16_ticket_translation</text:p>
          </table:table-cell>
          <table:table-cell office:value-type="string" calcext:value-type="string">
            <text:p>parse_rul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lines is not suppor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appl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are_neighbour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cas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count_activ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list_neighbourhoo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parse_initial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lines is not support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y_17_conway_cubes</text:p>
          </table:table-cell>
          <table:table-cell office:value-type="string" calcext:value-type="string">
            <text:p>repr_activit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y_18_operation_order</text:p>
          </table:table-cell>
          <table:table-cell office:value-type="string" calcext:value-type="string">
            <text:p>cas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ay_18_operation_order</text:p>
          </table:table-cell>
          <table:table-cell office:value-type="string" calcext:value-type="string">
            <text:p>comput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y_18_operation_order</text:p>
          </table:table-cell>
          <table:table-cell office:value-type="string" calcext:value-type="string">
            <text:p>dataclas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y_18_operation_order</text:p>
          </table:table-cell>
          <table:table-cell office:value-type="string" calcext:value-type="string">
            <text:p>extract_expressio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y_18_operation_order</text:p>
          </table:table-cell>
          <table:table-cell office:value-type="string" calcext:value-type="string">
            <text:p>par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y_18_operation_order</text:p>
          </table:table-cell>
          <table:table-cell office:value-type="string" calcext:value-type="string">
            <text:p>serializ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y_19_monster_messages</text:p>
          </table:table-cell>
          <table:table-cell office:value-type="string" calcext:value-type="string">
            <text:p>count_matching_messag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y_19_monster_messages</text:p>
          </table:table-cell>
          <table:table-cell office:value-type="string" calcext:value-type="string">
            <text:p>interpret_rule_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Exception'&gt; : <text:s text:c="4"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y_19_monster_messages</text:p>
          </table:table-cell>
          <table:table-cell office:value-type="string" calcext:value-type="string">
            <text:p>iterat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y_19_monster_messages</text:p>
          </table:table-cell>
          <table:table-cell office:value-type="string" calcext:value-type="string">
            <text:p>parse_rul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An error has occurred during generation of property tab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y_19_monster_messages</text:p>
          </table:table-cell>
          <table:table-cell office:value-type="string" calcext:value-type="string">
            <text:p>parse_rul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lines is not support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y_19_monster_messages</text:p>
          </table:table-cell>
          <table:table-cell office:value-type="string" calcext:value-type="string">
            <text:p>repr_rule_tre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y_1_report_repair</text:p>
          </table:table-cell>
          <table:table-cell office:value-type="string" calcext:value-type="string">
            <text:p>find_pair_with_su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cas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dataclas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mai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black.InvalidInput'&gt; : <text:s text:c="4"/>Cannot parse: 2:33: def strategy_main(draw) -&gt; Tuple[]: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overloa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parse_til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parse_til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place_remaining_til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place_til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reverse_sid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y_20_jurassic_jigsaw</text:p>
          </table:table-cell>
          <table:table-cell office:value-type="string" calcext:value-type="string">
            <text:p>transform_til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y_21_allergen_assessment</text:p>
          </table:table-cell>
          <table:table-cell office:value-type="string" calcext:value-type="string">
            <text:p>cas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y_21_allergen_assessment</text:p>
          </table:table-cell>
          <table:table-cell office:value-type="string" calcext:value-type="string">
            <text:p>find_non_allergenic_ingredient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&lt;class 'day_21_allergen_assessment.Entry'&gt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y_21_allergen_assessment</text:p>
          </table:table-cell>
          <table:table-cell office:value-type="string" calcext:value-type="string">
            <text:p>parse_ingredient_lin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ay_21_allergen_assessment</text:p>
          </table:table-cell>
          <table:table-cell office:value-type="string" calcext:value-type="string">
            <text:p>serialize_entr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y_21_allergen_assessment</text:p>
          </table:table-cell>
          <table:table-cell office:value-type="string" calcext:value-type="string">
            <text:p>solv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&lt;class 'day_21_allergen_assessment.IngredientLine'&gt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y_22_crab_combat</text:p>
          </table:table-cell>
          <table:table-cell office:value-type="string" calcext:value-type="string">
            <text:p>compute_scor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y_22_crab_combat</text:p>
          </table:table-cell>
          <table:table-cell office:value-type="string" calcext:value-type="string">
            <text:p>overloa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y_22_crab_combat</text:p>
          </table:table-cell>
          <table:table-cell office:value-type="string" calcext:value-type="string">
            <text:p>parse_lin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ay_22_crab_combat</text:p>
          </table:table-cell>
          <table:table-cell office:value-type="string" calcext:value-type="string">
            <text:p>pla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ssertionError'&gt; : <text:s text:c="4"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ay_22_crab_combat</text:p>
          </table:table-cell>
          <table:table-cell office:value-type="string" calcext:value-type="string">
            <text:p>play_a_roun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ssertionError'&gt; : <text:s text:c="4"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ay_23_crab_cups</text:p>
          </table:table-cell>
          <table:table-cell office:value-type="string" calcext:value-type="string">
            <text:p>crab_mov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ay_23_crab_cups</text:p>
          </table:table-cell>
          <table:table-cell office:value-type="string" calcext:value-type="string">
            <text:p>cup_circle_to_str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y_23_crab_cups</text:p>
          </table:table-cell>
          <table:table-cell office:value-type="string" calcext:value-type="string">
            <text:p>initialize_cup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Exception'&gt; : <text:s text:c="4"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y_23_crab_cups</text:p>
          </table:table-cell>
          <table:table-cell office:value-type="string" calcext:value-type="string">
            <text:p>solve_100_step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Exception'&gt; : <text:s text:c="4"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ay_24_lobby_layout</text:p>
          </table:table-cell>
          <table:table-cell office:value-type="string" calcext:value-type="string">
            <text:p>cell_as_tupl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y_24_lobby_layout</text:p>
          </table:table-cell>
          <table:table-cell office:value-type="string" calcext:value-type="string">
            <text:p>count_flip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&lt;enum 'Direction'&gt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ay_24_lobby_layout</text:p>
          </table:table-cell>
          <table:table-cell office:value-type="string" calcext:value-type="string">
            <text:p>follow_direction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y_24_lobby_layout</text:p>
          </table:table-cell>
          <table:table-cell office:value-type="string" calcext:value-type="string">
            <text:p>next_cell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ay_24_lobby_layout</text:p>
          </table:table-cell>
          <table:table-cell office:value-type="string" calcext:value-type="string">
            <text:p>parse_li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ay_24_lobby_layout</text:p>
          </table:table-cell>
          <table:table-cell office:value-type="string" calcext:value-type="string">
            <text:p>stringify_direction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&lt;enum 'Direction'&gt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ay_25_combo_breaker</text:p>
          </table:table-cell>
          <table:table-cell office:value-type="string" calcext:value-type="string">
            <text:p>deduce_encryption_ke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ay_25_combo_breaker</text:p>
          </table:table-cell>
          <table:table-cell office:value-type="string" calcext:value-type="string">
            <text:p>deduce_loop_siz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ay_25_combo_breaker</text:p>
          </table:table-cell>
          <table:table-cell office:value-type="string" calcext:value-type="string">
            <text:p>transfor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ay_2_password_philosophy</text:p>
          </table:table-cell>
          <table:table-cell office:value-type="string" calcext:value-type="string">
            <text:p>verif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ay_2_password_philosophy</text:p>
          </table:table-cell>
          <table:table-cell office:value-type="string" calcext:value-type="string">
            <text:p>verify_lin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An error has occurred during generation of property tabl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ay_3_toboggan_trajectory</text:p>
          </table:table-cell>
          <table:table-cell office:value-type="string" calcext:value-type="string">
            <text:p>cas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ttributeError'&gt; : <text:s text:c="4"/>'NoneType' object has no attribute 'type'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ay_3_toboggan_trajectory</text:p>
          </table:table-cell>
          <table:table-cell office:value-type="string" calcext:value-type="string">
            <text:p>count_tre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ay_3_toboggan_trajectory</text:p>
          </table:table-cell>
          <table:table-cell office:value-type="string" calcext:value-type="string">
            <text:p>parse_input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lines is not supporte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ay_4_passport_processing</text:p>
          </table:table-cell>
          <table:table-cell office:value-type="string" calcext:value-type="string">
            <text:p>blank_line_spli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y_4_passport_processing</text:p>
          </table:table-cell>
          <table:table-cell office:value-type="string" calcext:value-type="string">
            <text:p>count_vali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AssertionError'&gt; : <text:s text:c="4"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ay_4_passport_processing</text:p>
          </table:table-cell>
          <table:table-cell office:value-type="string" calcext:value-type="string">
            <text:p>is_valid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typing.Tuple[str, str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ay_4_passport_processing</text:p>
          </table:table-cell>
          <table:table-cell office:value-type="string" calcext:value-type="string">
            <text:p>parse_passport_entrie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y_5_binary_boarding</text:p>
          </table:table-cell>
          <table:table-cell office:value-type="string" calcext:value-type="string">
            <text:p>apply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The '=='-operator can only be used to check if all elements in a list areunique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ay_5_binary_boarding</text:p>
          </table:table-cell>
          <table:table-cell office:value-type="string" calcext:value-type="string">
            <text:p>determine_colum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ay_5_binary_boarding</text:p>
          </table:table-cell>
          <table:table-cell office:value-type="string" calcext:value-type="string">
            <text:p>determine_i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ay_5_binary_boarding</text:p>
          </table:table-cell>
          <table:table-cell office:value-type="string" calcext:value-type="string">
            <text:p>determine_ro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y_5_binary_boarding</text:p>
          </table:table-cell>
          <table:table-cell office:value-type="string" calcext:value-type="string">
            <text:p>determine_row_and_colum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ay_6_custom_customs</text:p>
          </table:table-cell>
          <table:table-cell office:value-type="string" calcext:value-type="string">
            <text:p>solv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container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count_container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directly_contain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mai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black.InvalidInput'&gt; : <text:s text:c="4"/>Cannot parse: 2:33: def strategy_main(draw) -&gt; Tuple[]: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parse_bagexpr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black.InvalidInput'&gt; : <text:s text:c="4"/>Cannot parse: 3:77: <text:s text:c="4"/>text = draw(hypothesis.strategies.text().filter(lambda re: re.fullmatch((\d+ .* bags?, text)))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parse_rul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y_7_handy_haversacks</text:p>
          </table:table-cell>
          <table:table-cell office:value-type="string" calcext:value-type="string">
            <text:p>parse_rul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NotImplementedError'&gt; : <text:s text:c="4"/>Only integers, strings and lists are currently support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ay_8_handheld_halting</text:p>
          </table:table-cell>
          <table:table-cell office:value-type="string" calcext:value-type="string">
            <text:p>execute_instruction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only zip(..) is allowed as a function in the generat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ay_8_handheld_halting</text:p>
          </table:table-cell>
          <table:table-cell office:value-type="string" calcext:value-type="string">
            <text:p>pars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iterating over lines is not supporte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y_8_handheld_halting</text:p>
          </table:table-cell>
          <table:table-cell office:value-type="string" calcext:value-type="string">
            <text:p>parse_lin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&lt;class 'icontract_hypothesis_Lauren.generate_symbol_table.GenerationError'&gt; : <text:s text:c="4"/>An error has occurred during generation of property tabl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ay_9_encoding_error</text:p>
          </table:table-cell>
          <table:table-cell office:value-type="string" calcext:value-type="string">
            <text:p>solv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number-rows-repeated="104846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17_07_2021_aoc2020.A1:17_07_2021_aoc2020.H1048576">
            <calcext:condition calcext:apply-style-name="Good" calcext:value="formula-is([.$D1]=&quot;True&quot;)" calcext:base-cell-address="17_07_2021_aoc2020.A1"/>
            <calcext:condition calcext:apply-style-name="Bad" calcext:value="formula-is([.$D1]=&quot;False&quot;)" calcext:base-cell-address="17_07_2021_aoc2020.A1"/>
          </calcext:conditional-format>
        </calcext:conditional-formats>
      </table:table>
      <table:named-expressions/>
      <table:database-ranges>
        <table:database-range table:name="__Anonymous_Sheet_DB__0" table:target-range-address="17_07_2021_aoc2020.A1:17_07_2021_aoc2020.H10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7T17:36:41.107258020</dc:date>
    <meta:editing-duration>PT2M50S</meta:editing-duration>
    <meta:editing-cycles>1</meta:editing-cycles>
    <meta:document-statistic meta:table-count="1" meta:cell-count="846" meta:object-count="0"/>
    <meta:generator>LibreOffice/6.4.7.2$Linux_X86_64 LibreOffice_project/40$Build-2</meta:generator>
  </office:meta>
</office:document-meta>
</file>